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 style:font-name="Bodoni MT Black1" officeooo:rsid="001f367d" officeooo:paragraph-rsid="001f367d"/>
    </style:style>
    <style:style style:name="P3" style:family="paragraph" style:parent-style-name="Standard">
      <style:paragraph-properties fo:text-align="start" style:justify-single-word="false"/>
      <style:text-properties fo:color="#ffffff" style:font-name="Bodoni MT Black1" officeooo:rsid="001f367d" officeooo:paragraph-rsid="001f367d"/>
    </style:style>
    <style:style style:name="P4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1b9ae9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23adb9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32cf66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ffffff" style:font-name="Bodoni MT Black1" fo:font-size="16pt" officeooo:rsid="001b9ae9" officeooo:paragraph-rsid="001b9ae9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1f367d" style:font-size-asian="16pt" style:font-size-complex="16pt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9414d" style:font-size-asian="16pt" style:font-size-complex="16pt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ad8ae" style:font-size-asian="16pt" style:font-size-complex="16pt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ffffff" style:font-name="Bodoni MT Black1" fo:font-size="18pt" officeooo:rsid="001b9ae9" officeooo:paragraph-rsid="001b9ae9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color="#ffffff" style:font-name="Bodoni MT Black1" fo:font-size="18pt" officeooo:rsid="001f367d" officeooo:paragraph-rsid="002f7103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ffffff" style:font-name="Bodoni MT Black1" fo:font-size="12pt" officeooo:rsid="001b9ae9" officeooo:paragraph-rsid="001b9ae9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ffffff" style:font-name="Bodoni MT Black1" fo:font-size="12pt" officeooo:rsid="001b9ae9" officeooo:paragraph-rsid="0023adb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ffffff" style:font-name="Bodoni MT Black1" officeooo:rsid="001b9ae9" officeooo:paragraph-rsid="001b9ae9"/>
    </style:style>
    <style:style style:name="P20" style:family="paragraph" style:parent-style-name="Standard">
      <style:paragraph-properties fo:text-align="start" style:justify-single-word="false"/>
      <style:text-properties fo:color="#ffffff" style:font-name="Bodoni MT Black1" fo:font-size="6pt" officeooo:rsid="001f367d" officeooo:paragraph-rsid="002f7103" style:font-size-asian="5.25pt" style:font-size-complex="6pt"/>
    </style:style>
    <style:style style:name="P21" style:family="paragraph" style:parent-style-name="Standard">
      <style:paragraph-properties fo:text-align="start" style:justify-single-word="false"/>
      <style:text-properties fo:color="#ffffff" style:font-name="Bodoni MT Black1" fo:font-size="10pt" officeooo:rsid="001f367d" officeooo:paragraph-rsid="002f7103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ffffff" style:font-name="Bodoni MT Black1" fo:font-size="14pt" officeooo:rsid="001f367d" officeooo:paragraph-rsid="002f7103" style:font-size-asian="14pt" style:font-size-complex="14pt"/>
    </style:style>
    <style:style style:name="P23" style:family="paragraph" style:parent-style-name="Standard">
      <style:text-properties fo:color="#ffffff" fo:font-size="28pt" officeooo:rsid="00196f56" officeooo:paragraph-rsid="00196f56" style:font-size-asian="28pt" style:font-size-complex="28pt"/>
    </style:style>
    <style:style style:name="P24" style:family="paragraph" style:parent-style-name="Standard">
      <style:text-properties fo:color="#ffffff" officeooo:rsid="00196f56" officeooo:paragraph-rsid="00196f56"/>
    </style:style>
    <style:style style:name="P25" style:family="paragraph" style:parent-style-name="Standard">
      <style:paragraph-properties fo:text-align="center" style:justify-single-word="false"/>
      <style:text-properties fo:color="#ffffff" style:font-name="Bodoni MT Black" fo:font-size="60pt" officeooo:rsid="001b9ae9" officeooo:paragraph-rsid="001b9ae9" style:font-size-asian="60pt" style:font-size-complex="60pt"/>
    </style:style>
    <style:style style:name="P26" style:family="paragraph" style:parent-style-name="Standard">
      <style:text-properties fo:color="#ffffff" officeooo:rsid="001b9ae9" officeooo:paragraph-rsid="001b9ae9"/>
    </style:style>
    <style:style style:name="P27" style:family="paragraph" style:parent-style-name="Standard">
      <style:paragraph-properties fo:text-align="start" style:justify-single-word="false"/>
      <style:text-properties fo:color="#ffffff" officeooo:rsid="001b9ae9" officeooo:paragraph-rsid="001b9ae9"/>
    </style:style>
    <style:style style:name="P28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b9ae9"/>
    </style:style>
    <style:style style:name="P29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dc0b4"/>
    </style:style>
    <style:style style:name="P30" style:family="paragraph" style:parent-style-name="Standard">
      <style:paragraph-properties fo:text-align="center" style:justify-single-word="false"/>
      <style:text-properties fo:color="#ffffff" style:font-name="Bodoni MT Poster Compressed" officeooo:paragraph-rsid="001dc0b4"/>
    </style:style>
    <style:style style:name="P31" style:family="paragraph" style:parent-style-name="Standard">
      <style:paragraph-properties fo:text-align="center" style:justify-single-word="false"/>
      <style:text-properties fo:color="#ffffff" style:font-name="Bodoni MT" style:text-underline-style="solid" style:text-underline-width="auto" style:text-underline-color="font-color" fo:font-weight="bold" officeooo:paragraph-rsid="001b9ae9" style:font-weight-asian="bold" style:font-weight-complex="bold" style:text-overline-style="solid" style:text-overline-width="auto" style:text-overline-color="font-color"/>
    </style:style>
    <style:style style:name="P32" style:family="paragraph" style:parent-style-name="Standard">
      <style:paragraph-properties fo:text-align="center" style:justify-single-word="false"/>
      <style:text-properties officeooo:paragraph-rsid="0023adb9"/>
    </style:style>
    <style:style style:name="P33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dd908" style:font-size-asian="28pt" style:font-weight-asian="normal" style:font-size-complex="28pt" style:font-weight-complex="normal" style:font-relief="none"/>
    </style:style>
    <style:style style:name="P34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5" style:family="paragraph" style:parent-style-name="Standard">
      <style:paragraph-properties fo:text-align="start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6" style:family="paragraph" style:parent-style-name="Standard">
      <style:paragraph-properties fo:text-align="center" style:justify-single-word="false"/>
      <style:text-properties fo:color="#c9211e" style:font-name="Bodoni MT Black1" fo:font-size="18pt" officeooo:rsid="001f367d" officeooo:paragraph-rsid="002f7103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fo:color="#c9211e" style:font-name="Bodoni MT Black1" fo:font-size="18pt" officeooo:rsid="0028d012" officeooo:paragraph-rsid="002ad8ae" style:font-size-asian="18pt" style:font-size-complex="18pt"/>
    </style:style>
    <style:style style:name="P38" style:family="paragraph" style:parent-style-name="Standard">
      <style:paragraph-properties fo:text-align="center" style:justify-single-word="false"/>
      <style:text-properties fo:color="#c9211e" style:font-name="Bodoni MT Black1" fo:font-size="18pt" officeooo:rsid="0028d012" officeooo:paragraph-rsid="0032cf66" style:font-size-asian="18pt" style:font-size-complex="18pt"/>
    </style:style>
    <style:style style:name="P39" style:family="paragraph" style:parent-style-name="Standard">
      <style:paragraph-properties fo:text-align="center" style:justify-single-word="false"/>
      <style:text-properties fo:color="#c9211e" style:font-name="Bodoni MT Black1" fo:font-size="16pt" officeooo:rsid="002ef7f5" officeooo:paragraph-rsid="002ef7f5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fo:color="#c9211e" style:font-name="Bodoni MT Black1" fo:font-size="16pt" officeooo:rsid="0028d012" officeooo:paragraph-rsid="002ad8ae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color="#c9211e" style:font-name="Bodoni MT Black1" fo:font-size="16pt" officeooo:rsid="0032cf66" officeooo:paragraph-rsid="0032cf66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color="#ffff00" style:font-name="Bodoni MT Black1" fo:font-size="14pt" officeooo:rsid="002f7103" officeooo:paragraph-rsid="002f7103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ffff00" style:font-name="Bodoni MT Black1" fo:font-size="12pt" officeooo:rsid="002f7103" officeooo:paragraph-rsid="002f7103" style:font-size-asian="12pt" style:font-size-complex="12pt"/>
    </style:style>
    <style:style style:name="P44" style:family="paragraph" style:parent-style-name="Standard">
      <style:paragraph-properties fo:break-before="page"/>
      <style:text-properties fo:color="#ffffff"/>
    </style:style>
    <style:style style:name="P45" style:family="paragraph" style:parent-style-name="Standard">
      <style:paragraph-properties fo:text-align="start" style:justify-single-word="false" fo:break-before="page"/>
      <style:text-properties fo:color="#ffffff" style:font-name="Bodoni MT Black1" officeooo:rsid="001b9ae9" officeooo:paragraph-rsid="001b9ae9"/>
    </style:style>
    <style:style style:name="P46" style:family="paragraph" style:parent-style-name="Standard">
      <style:paragraph-properties fo:text-align="start" style:justify-single-word="false" fo:break-before="page"/>
      <style:text-properties fo:color="#ffffff" style:font-name="Bodoni MT Black1" officeooo:rsid="001f367d" officeooo:paragraph-rsid="001f367d"/>
    </style:style>
    <style:style style:name="P47" style:family="paragraph" style:parent-style-name="Standard">
      <style:paragraph-properties fo:text-align="center" style:justify-single-word="false"/>
      <style:text-properties fo:color="#c9211e" style:font-name="Bodoni MT Black1" fo:font-size="16pt" officeooo:rsid="0028d012" officeooo:paragraph-rsid="0032cf66" style:font-size-asian="16pt" style:font-size-complex="16pt"/>
    </style:style>
    <style:style style:name="P48" style:family="paragraph" style:parent-style-name="Standard">
      <style:paragraph-properties fo:text-align="center" style:justify-single-word="false"/>
      <style:text-properties fo:color="#c9211e" style:font-name="Bodoni MT Black1" fo:font-size="16pt" officeooo:rsid="003685e8" officeooo:paragraph-rsid="003685e8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ffffff" style:font-name="Bodoni MT Black1" officeooo:rsid="001f367d" officeooo:paragraph-rsid="001f367d"/>
    </style:style>
    <style:style style:name="T1" style:family="text">
      <style:text-properties officeooo:rsid="001b6686"/>
    </style:style>
    <style:style style:name="T2" style:family="text">
      <style:text-properties officeooo:rsid="001b9ae9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b9ae9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dc0b4" style:font-size-asian="28pt" style:font-size-complex="28pt"/>
    </style:style>
    <style:style style:name="T7" style:family="text">
      <style:text-properties fo:font-size="28pt" officeooo:rsid="001b9ae9" style:font-size-asian="28pt" style:font-size-complex="28pt"/>
    </style:style>
    <style:style style:name="T8" style:family="text">
      <style:text-properties fo:color="#ffffff" style:font-name="Bodoni MT Black1" fo:font-size="16pt" officeooo:rsid="0023adb9" style:font-size-asian="16pt" style:font-size-complex="16pt"/>
    </style:style>
    <style:style style:name="T9" style:family="text">
      <style:text-properties fo:color="#ffffff" style:font-name="Bodoni MT Black1" fo:font-size="16pt" officeooo:rsid="001b9ae9" style:font-size-asian="16pt" style:font-size-complex="16pt"/>
    </style:style>
    <style:style style:name="T10" style:family="text">
      <style:text-properties fo:color="#ffffff" style:font-name="Bodoni MT Black1" fo:font-size="16pt" officeooo:rsid="002739e3" style:font-size-asian="16pt" style:font-size-complex="16pt"/>
    </style:style>
    <style:style style:name="T11" style:family="text">
      <style:text-properties officeooo:rsid="0028d012"/>
    </style:style>
    <style:style style:name="T12" style:family="text">
      <style:text-properties officeooo:rsid="0028f5a8"/>
    </style:style>
    <style:style style:name="T13" style:family="text">
      <style:text-properties officeooo:rsid="002f7103"/>
    </style:style>
    <style:style style:name="T14" style:family="text">
      <style:text-properties fo:color="#c9211e"/>
    </style:style>
    <style:style style:name="T15" style:family="text">
      <style:text-properties officeooo:rsid="0030b719"/>
    </style:style>
    <style:style style:name="T16" style:family="text">
      <style:text-properties officeooo:rsid="0032cf66"/>
    </style:style>
    <style:style style:name="T17" style:family="text">
      <style:text-properties officeooo:rsid="00348225"/>
    </style:style>
    <style:style style:name="T18" style:family="text">
      <style:text-properties officeooo:rsid="00362322"/>
    </style:style>
    <style:style style:name="T19" style:family="text">
      <style:text-properties officeooo:rsid="003685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>GENERATE SUBS FAST</text:p>
      <text:p text:style-name="P35"/>
      <text:p text:style-name="P34">OBTEN<text:span text:style-name="T1">I</text:span>R RAPIDEMENT ABONNÉS</text:p>
      <text:p text:style-name="P35"/>
      <text:p text:style-name="P33">CONSEGUIR SUSCRIPTORES RÁPIDAMENTE</text:p>
      <text:p text:style-name="P35"/>
      <text:p text:style-name="P34">GENERIERE SCHNELL SUBSCRIBERS</text:p>
      <text:p text:style-name="P23"/>
      <text:p text:style-name="P24"/>
      <text:p text:style-name="P4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a video by</text:p>
      <text:p text:style-name="P17"/>
      <text:p text:style-name="P4">Roland Benz</text:p>
      <text:p text:style-name="P4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<text:span text:style-name="T10">texts and </text:span><text:span text:style-name="T9">t</text:span><text:span text:style-name="T8">ransla</text:span><text:span text:style-name="T10">tions</text:span><text:span text:style-name="T9"> by</text:span></text:p>
      <text:p text:style-name="P18"/>
      <text:p text:style-name="P5">Roland Benz</text:p>
      <text:p text:style-name="P4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arrated by</text:p>
      <text:p text:style-name="P17"/>
      <text:p text:style-name="P4">Roland Benz</text:p>
      <text:p text:style-name="P4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music composed b<text:span text:style-name="T12">y</text:span></text:p>
      <text:p text:style-name="P17"/>
      <text:p text:style-name="P15">Roland Benz</text:p>
      <text:p text:style-name="P19"/>
      <text:p text:style-name="P19"/>
      <text:p text:style-name="P45"/>
      <text:p text:style-name="P19"/>
      <text:p text:style-name="P19"/>
      <text:p text:style-name="P19"/>
      <text:p text:style-name="P19"/>
      <text:p text:style-name="P19"/>
      <text:p text:style-name="P19"/>
      <text:p text:style-name="P11"><text:span text:style-name="T15">B</text:span>ackground music from the free to use <text:span text:style-name="T13">Y</text:span>ou<text:span text:style-name="T13">T</text:span>ube audio library </text:p>
      <text:p text:style-name="P2"/>
      <text:p text:style-name="P16"><text:span text:style-name="T14">Accordion</text:span> </text:p>
      <text:p text:style-name="P42">(by Andrew Huang)</text:p>
      <text:p text:style-name="P20"/>
      <text:p text:style-name="P16"><text:span text:style-name="T14">Blunt</text:span> </text:p>
      <text:p text:style-name="P42">(by Andrew Huang)</text:p>
      <text:p text:style-name="P21"/>
      <text:p text:style-name="P36">Pink Flamingo </text:p>
      <text:p text:style-name="P42">(by Quincas Moreira)</text:p>
      <text:p text:style-name="P21"/>
      <text:p text:style-name="P16"><text:span text:style-name="T14">Sabor Moreno</text:span> </text:p>
      <text:p text:style-name="P42">(by Quincas Moreira)</text:p>
      <text:p text:style-name="P21"/>
      <text:p text:style-name="P16"><text:span text:style-name="T14">I Feel Like Partying</text:span> </text:p>
      <text:p text:style-name="P43">(by Nat Keefe &amp; BeatMower)</text:p>
      <text:p text:style-name="P21"/>
      <text:p text:style-name="P16"><text:span text:style-name="T14">Under The Gun</text:span> </text:p>
      <text:p text:style-name="P42">(by Doug Maxwell, Jimmy Fontanez)</text:p>
      <text:p text:style-name="P21"/>
      <text:p text:style-name="P36">Gain </text:p>
      <text:p text:style-name="P42">(by Text Me Records / GrandBankss)</text:p>
      <text:p text:style-name="P21"/>
      <text:p text:style-name="P36">Metal Race </text:p>
      <text:p text:style-name="P42">(by Josh Kirsch/Media Right Productions)</text:p>
      <text:p text:style-name="P22"/>
      <text:p text:style-name="P3"/>
      <text:p text:style-name="P3"/>
      <text:p text:style-name="P46"/>
      <text:p text:style-name="P3"/>
      <text:p text:style-name="P3"/>
      <text:p text:style-name="P3"/>
      <text:p text:style-name="P3"/>
      <text:p text:style-name="P10"><text:span text:style-name="T15">The video </text:span>may contain recorded video gaming sequences <text:span text:style-name="T11">from</text:span></text:p>
      <text:p text:style-name="P6"/>
      <text:p text:style-name="P38">Hitman Contracts </text:p>
      <text:p text:style-name="P38">Need For Speed </text:p>
      <text:p text:style-name="P38">Episode Racer </text:p>
      <text:p text:style-name="P37"><text:s/>Resident Evil </text:p>
      <text:p text:style-name="P37">Tomb Raider</text:p>
      <text:p text:style-name="P38">Max Payne </text:p>
      <text:p text:style-name="P12"/>
      <text:p text:style-name="P12"/>
      <text:p text:style-name="P14">as well as</text:p>
      <text:p text:style-name="P14"/>
      <text:p text:style-name="P14"/>
      <text:p text:style-name="P13">animations, <text:span text:style-name="T16">audios, clips</text:span> and slides produced, <text:span text:style-name="T17">processed or altered</text:span> with </text:p>
      <text:p text:style-name="P7"/>
      <text:p text:style-name="P39">Gimp <text:span text:style-name="T18">(G’Mic-Qt)</text:span></text:p>
      <text:p text:style-name="P40">Blender </text:p>
      <text:p text:style-name="P41">Audacity</text:p>
      <text:p text:style-name="P47">LibreOffice</text:p>
      <text:p text:style-name="P48">OBS Studio</text:p>
      <text:p text:style-name="P41">LosslessCut (ffmpeg)</text:p>
      <text:p text:style-name="P8">and </text:p>
      <text:p text:style-name="P40">DaVinci Resolve</text:p>
      <text:p text:style-name="P44"/>
      <text:p text:style-name="P1"/>
      <text:p text:style-name="P1"/>
      <text:p text:style-name="P1"/>
      <text:p text:style-name="P1"/>
      <text:p text:style-name="P1"/>
      <text:p text:style-name="P1"/>
      <text:p text:style-name="P25">qoolixiloop</text:p>
      <text:p text:style-name="P26"/>
      <text:p text:style-name="P26"/>
      <text:p text:style-name="P26"/>
      <text:p text:style-name="P26"/>
      <text:p text:style-name="P28"><text:span text:style-name="T5">qoolixiloop</text:span> <text:s/><text:span text:style-name="T3">presents a video by</text:span> <text:s/><text:span text:style-name="T5">Roland Benz</text:span></text:p>
      <text:p text:style-name="P28"/>
      <text:p text:style-name="P30"><text:span text:style-name="T7">G</text:span><text:span text:style-name="T6">ENERATE</text:span><text:span text:style-name="T7"> S</text:span><text:span text:style-name="T6">UBS</text:span><text:span text:style-name="T7"> F</text:span><text:span text:style-name="T6">AST</text:span><text:span text:style-name="T2"> <text:s/></text:span><text:span text:style-name="T4">narrated by </text:span><text:span text:style-name="T2"><text:s/></text:span><text:span text:style-name="T7">RO</text:span><text:span text:style-name="T6">LAND</text:span><text:span text:style-name="T7"> B</text:span><text:span text:style-name="T6">ENZ</text:span><text:span text:style-name="T2"> <text:s text:c="2"/></text:span><text:span text:style-name="T4">music composed by</text:span><text:span text:style-name="T2"> <text:s/></text:span><text:span text:style-name="T7">RO</text:span><text:span text:style-name="T6">LAND</text:span><text:span text:style-name="T7"> B</text:span><text:span text:style-name="T6">ENZ</text:span></text:p>
      <text:p text:style-name="P28"/>
      <text:p text:style-name="P29"><text:span text:style-name="T3">edited by</text:span> <text:span text:style-name="T5">RO</text:span><text:span text:style-name="T6">LAND</text:span><text:span text:style-name="T5"> B</text:span><text:span text:style-name="T6">ENZ</text:span> <text:s text:c="2"/><text:span text:style-name="T3">director of photography</text:span> <text:s/><text:span text:style-name="T5">RO</text:span><text:span text:style-name="T6">LAND</text:span><text:span text:style-name="T5"> B</text:span><text:span text:style-name="T6">ENZ </text:span><text:s/><text:span text:style-name="T3">executive producer</text:span> <text:span text:style-name="T5"><text:s/>RO</text:span><text:span text:style-name="T6">LAND</text:span><text:span text:style-name="T5"> B</text:span><text:span text:style-name="T6">ENZ</text:span></text:p>
      <text:p text:style-name="P28"/>
      <text:p text:style-name="P29"><text:span text:style-name="T3">produced by</text:span> <text:span text:style-name="T5">RO</text:span><text:span text:style-name="T6">LAND</text:span><text:span text:style-name="T5"> B</text:span><text:span text:style-name="T6">ENZ</text:span> <text:s text:c="2"/><text:span text:style-name="T3">produced and directed by</text:span> <text:span text:style-name="T5"><text:s/>RO</text:span><text:span text:style-name="T6">LAND</text:span><text:span text:style-name="T5"> B</text:span><text:span text:style-name="T6">ENZ</text:span></text:p>
      <text:p text:style-name="P27"/>
      <text:p text:style-name="P27"/>
      <text:p text:style-name="P27"/>
      <text:p text:style-name="P27"/>
      <text:p text:style-name="P27"/>
      <text:p text:style-name="P31"><text:span text:style-name="T7">RE</text:span><text:span text:style-name="T6">CORDED</text:span><text:span text:style-name="T7"> </text:span><text:span text:style-name="T6">IN</text:span><text:span text:style-name="T7"> 4 </text:span><text:span text:style-name="T6">LANGUAGES</text:span><text:span text:style-name="T7"> </text:span><text:span text:style-name="T6">FOR ALL</text:span><text:span text:style-name="T7"> 7 </text:span><text:span text:style-name="T6">CONTINENTS</text:span></text:p>
      <text:p text:style-name="P26"/>
      <text:p text:style-name="P26"/>
      <text:p text:style-name="P26"/>
      <text:p text:style-name="P44"/>
      <text:p text:style-name="P1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fo:background-color="#04234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42342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9:54:16.308000000</meta:creation-date>
    <meta:generator>LibreOffice/6.3.5.2$Windows_X86_64 LibreOffice_project/dd0751754f11728f69b42ee2af66670068624673</meta:generator>
    <dc:date>2020-05-08T17:22:20.543000000</dc:date>
    <meta:editing-duration>PT1H32M35S</meta:editing-duration>
    <meta:editing-cycles>20</meta:editing-cycles>
    <meta:document-statistic meta:table-count="0" meta:image-count="0" meta:object-count="0" meta:page-count="10" meta:paragraph-count="52" meta:word-count="189" meta:character-count="1222" meta:non-whitespace-character-count="1052"/>
  </office:meta>
</office:document-meta>
</file>